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2.536cm" table:align="left"/>
    </style:style>
    <style:style style:name="Tabla1.A" style:family="table-column">
      <style:table-column-properties style:column-width="5.278cm"/>
    </style:style>
    <style:style style:name="Tabla1.B" style:family="table-column">
      <style:table-column-properties style:column-width="1.76cm"/>
    </style:style>
    <style:style style:name="Tabla1.C" style:family="table-column">
      <style:table-column-properties style:column-width="5.498cm"/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Heading_20_3">
      <style:text-properties style:font-name="Google Sans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4" style:family="paragraph" style:parent-style-name="Heading_20_4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6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7" style:family="paragraph" style:parent-style-name="Quotations">
      <style:paragraph-properties fo:margin-left="1cm" fo:margin-right="1cm" fo:margin-top="0cm" fo:margin-bottom="0.499cm" style:contextual-spacing="false" fo:line-height="114%" fo:text-indent="0cm" style:auto-text-indent="false"/>
      <style:text-properties style:font-name="Google Sans Text"/>
    </style:style>
    <style:style style:name="P8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9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1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2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style:font-name="Google Sans Tex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. El Factor Multiplicador (Mark-up Factor)</text:h>
      <text:p text:style-name="P2">En la industria, se utiliza una fórmula simplificada para cubrir los costos "invisibles". Si un Chef dice que su <text:span text:style-name="T1">Food Cost</text:span> debe ser del <text:span text:style-name="T2">30%</text:span>, el factor multiplicador es <text:span text:style-name="T2">3.33</text:span> ($1 / 0.30$).</text:p>
      <text:p text:style-name="P3">La fórmula en tu APP sería:</text:p>
      <text:p text:style-name="P2">$$Precio\ de\ Venta = Costo\ Total\ Receta \times Factor$$</text:p>
      <text:h text:style-name="P4" text:outline-level="4">¿Qué cubre ese factor? (Regla de los Tercios)</text:h>
      <text:list text:style-name="L1">
        <text:list-item>
          <text:p text:style-name="P5"><text:span text:style-name="T2">1/3 (30-35%) Costo de Alimentos:</text:span> Lo que ya calcula tu APP ($74,88).</text:p>
        </text:list-item>
        <text:list-item>
          <text:p text:style-name="P5"><text:span text:style-name="T2">1/3 (30-35%) Costos Operacionales (Labor &amp; Overhead):</text:span> Sueldos del personal, arriendo, luz, gas (vital en panadería) y productos de limpieza.</text:p>
        </text:list-item>
        <text:list-item>
          <text:p text:style-name="P5"><text:span text:style-name="T2">1/3 (30-35%) Margen de Utilidad:</text:span> La ganancia neta para el dueño del negocio.</text:p>
        </text:list-item>
      </text:list>
      <text:p text:style-name="Horizontal_20_Line"/>
      <text:h text:style-name="P6" text:outline-level="3">2. Factores Críticos a incorporar en la APP</text:h>
      <text:p text:style-name="P2">Si decides evolucionar la APP, estos tres indicadores elevarían el nivel técnico de la herramienta:</text:p>
      <text:h text:style-name="P4" text:outline-level="4">A. Margen de Contribución</text:h>
      <text:p text:style-name="P2">Es el dinero real que queda después de pagar los ingredientes para cubrir los gastos fijos.</text:p>
      <text:p text:style-name="P7"><text:span text:style-name="T2">Ejemplo:</text:span> Si vendes el pan a $300 y te costó $75, tu margen de contribución es de <text:span text:style-name="T2">$225</text:span>.</text:p>
      <text:h text:style-name="P4" text:outline-level="4">B. Factor de Rendimiento (Yield Test)</text:h>
      <text:p text:style-name="P2">Como nutricionista, sabes que los alimentos cambian de peso. Tu APP ya tiene "Peso Bruto" y "Peso Final".</text:p>
      <text:list text:style-name="L2">
        <text:list-item>
          <text:p text:style-name="P8"><text:span text:style-name="T2">Fórmula de Rendimiento:</text:span> $(Peso\ Final / Peso\ Bruto) \times 100$.</text:p>
        </text:list-item>
        <text:list-item>
          <text:p text:style-name="P8">Si el rendimiento es bajo (mucha pérdida), el costo real por gramo sube. La APP podría alertar: <text:span text:style-name="T1">"Cuidado, esta receta tiene un 20% de merma, el costo real es mayor al teórico"</text:span>.</text:p>
        </text:list-item>
      </text:list>
      <text:h text:style-name="P4" text:outline-level="4"><text:soft-page-break/>C. El "Costo Oculto" (Buffer de condimentos)</text:h>
      <text:p text:style-name="P2">Los chefs suelen añadir un <text:span text:style-name="T2">5% o 10% extra</text:span> al costo total para cubrir sal, pimienta, aceite de la lata o especias que son muy difíciles de pesar por unidad.</text:p>
      <text:list text:style-name="L3">
        <text:list-item>
          <text:p text:style-name="P9"><text:span text:style-name="T1">Propuesta para la APP:</text:span> Un switch que diga <text:span text:style-name="T2">"+5% Costos Indirectos"</text:span>.</text:p>
        </text:list-item>
      </text:list>
      <text:p text:style-name="Horizontal_20_Line"/>
      <text:h text:style-name="P6" text:outline-level="3">3. Ejemplo de Pantalla de Valorización (Simulación)</text:h>
      <text:p text:style-name="P2">Si aplicamos esto a tu imagen del "Pan Amasado"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10"><text:span text:style-name="Strong_20_Emphasis"><text:span text:style-name="T3">Concepto</text:span></text:span></text:p>
            </table:table-cell>
            <table:table-cell table:style-name="Tabla1.A1" office:value-type="string">
              <text:p text:style-name="P10"><text:span text:style-name="Strong_20_Emphasis"><text:span text:style-name="T3">Valor</text:span></text:span></text:p>
            </table:table-cell>
            <table:table-cell table:style-name="Tabla1.A1" office:value-type="string">
              <text:p text:style-name="P10"><text:span text:style-name="Strong_20_Emphasis"><text:span text:style-name="T3">Nota técnica</text:span></text:span></text:p>
            </table:table-cell>
          </table:table-row>
        </table:table-header-rows>
        <table:table-row>
          <table:table-cell table:style-name="Tabla1.A1" office:value-type="string">
            <text:p text:style-name="P11">Costo Base Alimentos</text:p>
          </table:table-cell>
          <table:table-cell table:style-name="Tabla1.A1" office:value-type="string">
            <text:p text:style-name="P11">$74,88</text:p>
          </table:table-cell>
          <table:table-cell table:style-name="Tabla1.A1" office:value-type="string">
            <text:p text:style-name="P12">Calculado por la APP</text:p>
          </table:table-cell>
        </table:table-row>
        <table:table-row>
          <table:table-cell table:style-name="Tabla1.A1" office:value-type="string">
            <text:p text:style-name="P11">Costo Indirecto (5%)</text:p>
          </table:table-cell>
          <table:table-cell table:style-name="Tabla1.A1" office:value-type="string">
            <text:p text:style-name="P12">$3,74</text:p>
          </table:table-cell>
          <table:table-cell table:style-name="Tabla1.A1" office:value-type="string">
            <text:p text:style-name="P12">Sal, aceite de bandeja, etc.</text:p>
          </table:table-cell>
        </table:table-row>
        <table:table-row>
          <table:table-cell table:style-name="Tabla1.A1" office:value-type="string">
            <text:p text:style-name="P11">Costo Total Real</text:p>
          </table:table-cell>
          <table:table-cell table:style-name="Tabla1.A1" office:value-type="string">
            <text:p text:style-name="P11">$78,62</text:p>
          </table:table-cell>
          <table:table-cell table:style-name="Tabla1.A1" office:value-type="string">
            <text:p text:style-name="P13"/>
          </table:table-cell>
        </table:table-row>
        <table:table-row>
          <table:table-cell table:style-name="Tabla1.A1" office:value-type="string">
            <text:p text:style-name="P11">Factor de Multiplicación</text:p>
          </table:table-cell>
          <table:table-cell table:style-name="Tabla1.A1" office:value-type="string">
            <text:p text:style-name="P11">x 3.5</text:p>
          </table:table-cell>
          <table:table-cell table:style-name="Tabla1.A1" office:value-type="string">
            <text:p text:style-name="P12">Cubre mano de obra y luz</text:p>
          </table:table-cell>
        </table:table-row>
        <table:table-row>
          <table:table-cell table:style-name="Tabla1.A1" office:value-type="string">
            <text:p text:style-name="P11">Precio Sugerido</text:p>
          </table:table-cell>
          <table:table-cell table:style-name="Tabla1.A1" office:value-type="string">
            <text:p text:style-name="P11">$275,17</text:p>
          </table:table-cell>
          <table:table-cell table:style-name="Tabla1.A1" office:value-type="string">
            <text:p text:style-name="P11">Precio final al 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7T22:40:10.068499744</meta:creation-date>
    <dc:date>2026-03-17T22:40:55.059452378</dc:date>
    <meta:editing-duration>PT45S</meta:editing-duration>
    <meta:editing-cycles>1</meta:editing-cycles>
    <meta:generator>LibreOffice/25.2.5.2$Linux_X86_64 LibreOffice_project/03d19516eb2e1dd5d4ccd751a0d6f35f35e08022</meta:generator>
    <meta:document-statistic meta:table-count="1" meta:image-count="0" meta:object-count="0" meta:page-count="2" meta:paragraph-count="39" meta:word-count="347" meta:character-count="1983" meta:non-whitespace-character-count="1681"/>
  </office:meta>
</office:document-meta>
</file>